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35cf"/>
    </style:style>
    <style:style style:name="T1" style:family="text">
      <style:text-properties officeooo:rsid="00133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mkdir akash</text:span></text:p>
      <text:p text:style-name="P1"><text:span text:style-name="T1"><text:s text:c="2"/>990 <text:s/>cd akash</text:span></text:p>
      <text:p text:style-name="P1"><text:span text:style-name="T1"><text:s text:c="2"/>991 <text:s/>ll</text:span></text:p>
      <text:p text:style-name="P1"><text:span text:style-name="T1"><text:s text:c="2"/>992 <text:s/>touch gitdemo</text:span></text:p>
      <text:p text:style-name="P1"><text:span text:style-name="T1"><text:s text:c="2"/>993 <text:s/>ll</text:span></text:p>
      <text:p text:style-name="P1"><text:span text:style-name="T1"><text:s text:c="2"/>994 <text:s/>git status</text:span></text:p>
      <text:p text:style-name="P1"><text:span text:style-name="T1"><text:s text:c="2"/>995 <text:s/>clear</text:span></text:p>
      <text:p text:style-name="P1"><text:span text:style-name="T1"><text:s text:c="2"/>996 <text:s/>git init</text:span></text:p>
      <text:p text:style-name="P1"><text:span text:style-name="T1"><text:s text:c="2"/>997 <text:s/>ll</text:span></text:p>
      <text:p text:style-name="P1"><text:span text:style-name="T1"><text:s text:c="2"/>998 <text:s/>vim gitdemo</text:span></text:p>
      <text:p text:style-name="P1"><text:span text:style-name="T1"><text:s text:c="2"/>999 <text:s/>git status</text:span></text:p>
      <text:p text:style-name="P1"><text:span text:style-name="T1"><text:s/>1000 <text:s/>git add gitdemo</text:span></text:p>
      <text:p text:style-name="P1"><text:span text:style-name="T1"><text:s/>1001 <text:s/>git status</text:span></text:p>
      <text:p text:style-name="P1"><text:span text:style-name="T1"><text:s/>1002 <text:s/>git commit -m "commit first time" gitdemo</text:span></text:p>
      <text:p text:style-name="P1"><text:span text:style-name="T1"><text:s/>1003 <text:s/>git status</text:span></text:p>
      <text:p text:style-name="P1"><text:span text:style-name="T1"><text:s/>1004 <text:s/>git branch</text:span></text:p>
      <text:p text:style-name="P1"><text:span text:style-name="T1"><text:s/>1005 <text:s/>gitg</text:span></text:p>
      <text:p text:style-name="P1"><text:span text:style-name="T1"><text:s/>1006 <text:s/>clear</text:span></text:p>
      <text:p text:style-name="P1"><text:span text:style-name="T1"><text:s/>1007 <text:s/>git status</text:span></text:p>
      <text:p text:style-name="P1"><text:span text:style-name="T1"><text:s/>1008 <text:s/>git log</text:span></text:p>
      <text:p text:style-name="P1"><text:span text:style-name="T1"><text:s/>1009 <text:s/>vim gitdemo</text:span></text:p>
      <text:p text:style-name="P1"><text:span text:style-name="T1"><text:s/>1010 <text:s/>git status</text:span></text:p>
      <text:p text:style-name="P1"><text:span text:style-name="T1"><text:s/>1011 <text:s/>git commit -m "commit second time" gitdemo</text:span></text:p>
      <text:p text:style-name="P1"><text:span text:style-name="T1"><text:s/>1012 <text:s/>gitg</text:span></text:p>
      <text:p text:style-name="P1"><text:span text:style-name="T1"><text:s/>1013 <text:s/>git checkout -b slave</text:span></text:p>
      <text:p text:style-name="P1"><text:span text:style-name="T1"><text:s/>1014 <text:s/>git branch</text:span></text:p>
      <text:p text:style-name="P1"><text:span text:style-name="T1"><text:s/>1015 <text:s/>ll</text:span></text:p>
      <text:p text:style-name="P1"><text:span text:style-name="T1"><text:s/>1016 <text:s/>git status</text:span></text:p>
      <text:p text:style-name="P1"><text:span text:style-name="T1"><text:s/>1017 <text:s/>vim gitdemo</text:span></text:p>
      <text:p text:style-name="P1"><text:span text:style-name="T1"><text:s/>1018 <text:s/>git commit -m "commited by slave" gitdemo</text:span></text:p>
      <text:p text:style-name="P1"><text:span text:style-name="T1"><text:s/>1019 <text:s/>gitg</text:span></text:p>
      <text:p text:style-name="P1"><text:span text:style-name="T1"><text:s/>1020 <text:s/>git checkout master</text:span></text:p>
      <text:p text:style-name="P1"><text:span text:style-name="T1"><text:s/>1021 <text:s/>vim gitdemo</text:span></text:p>
      <text:p text:style-name="P1"><text:span text:style-name="T1"><text:s/>1022 <text:s/>git commit -m "commited by master" gitdemo</text:span></text:p>
      <text:p text:style-name="P1"><text:span text:style-name="T1"><text:s/>1023 <text:s/>gitg</text:span></text:p>
      <text:p text:style-name="P1"><text:span text:style-name="T1"><text:s/>1024 <text:s/>git branch</text:span></text:p>
      <text:p text:style-name="P1"><text:span text:style-name="T1"><text:s/>1025 <text:s/>git merge slave</text:span></text:p>
      <text:p text:style-name="P1"><text:span text:style-name="T1"><text:s/>1026 <text:s/>vim gitdemo</text:span></text:p>
      <text:p text:style-name="P1"><text:span text:style-name="T1"><text:s/>1027 <text:s/>git status</text:span></text:p>
      <text:p text:style-name="P1"><text:span text:style-name="T1"><text:s/>1028 <text:s/>git merge slave</text:span></text:p>
      <text:p text:style-name="P1"><text:span text:style-name="T1"><text:s/>1029 <text:s/>git commit -a</text:span></text:p>
      <text:p text:style-name="P1"><text:span text:style-name="T1"><text:s/>1030 <text:s/>gitg</text:span></text:p>
      <text:p text:style-name="P1"><text:span text:style-name="T1"><text:s/>1031 <text:s/>git cd..</text:span></text:p>
      <text:p text:style-name="P1"><text:span text:style-name="T1"><text:s/>1032 <text:s/>cd ..</text:span></text:p>
      <text:p text:style-name="P1"><text:span text:style-name="T1"><text:s/>1033 <text:s/>pwd</text:span></text:p>
      <text:p text:style-name="P1"><text:span text:style-name="T1"><text:s/>1034 <text:s/>ls</text:span></text:p>
      <text:p text:style-name="P1"><text:span text:style-name="T1"><text:s/>1035 <text:s/>git clone akash akash_clone</text:span></text:p>
      <text:p text:style-name="P1"><text:span text:style-name="T1"><text:s/>1036 <text:s/>cd akash_clone</text:span></text:p>
      <text:p text:style-name="P1"><text:span text:style-name="T1"><text:s/>1037 <text:s/>ll</text:span></text:p>
      <text:p text:style-name="P1"><text:span text:style-name="T1"><text:s/>1038 <text:s/>gitg</text:span></text:p>
      <text:p text:style-name="P1"><text:span text:style-name="T1"><text:s/>1039 <text:s/>git remote</text:span></text:p>
      <text:p text:style-name="P1"><text:span text:style-name="T1"><text:s/>1040 <text:s/>git remote show origin</text:span></text:p>
      <text:p text:style-name="P1"><text:soft-page-break/><text:span text:style-name="T1"><text:s/>1041 <text:s/>clear</text:span></text:p>
      <text:p text:style-name="P1"><text:span text:style-name="T1"><text:s/>1042 <text:s/>git remote show origin</text:span></text:p>
      <text:p text:style-name="P1"><text:span text:style-name="T1"><text:s/>1043 <text:s/>git branch</text:span></text:p>
      <text:p text:style-name="P1"><text:span text:style-name="T1"><text:s/>1044 <text:s/>git branch -a</text:span></text:p>
      <text:p text:style-name="P1"><text:span text:style-name="T1"><text:s/>1045 <text:s/>pwd</text:span></text:p>
      <text:p text:style-name="P1"><text:span text:style-name="T1"><text:s/>1046 <text:s/>cd ../akash</text:span></text:p>
      <text:p text:style-name="P1"><text:span text:style-name="T1"><text:s/>1047 <text:s/>vim gitdemo</text:span></text:p>
      <text:p text:style-name="P1"><text:span text:style-name="T1"><text:s/>1048 <text:s/>git log</text:span></text:p>
      <text:p text:style-name="P1"><text:span text:style-name="T1"><text:s/>1049 <text:s/>clear</text:span></text:p>
      <text:p text:style-name="P1"><text:span text:style-name="T1"><text:s/>1050 <text:s/>git log --pretty=onlyone</text:span></text:p>
      <text:p text:style-name="P1"><text:span text:style-name="T1"><text:s/>1051 <text:s/>git log --pretty=singleline</text:span></text:p>
      <text:p text:style-name="P1"><text:span text:style-name="T1"><text:s/>1052 <text:s/>git log --pretty=oneline</text:span></text:p>
      <text:p text:style-name="P1"><text:span text:style-name="T1"><text:s/>1053 <text:s/>git commit -m "commited third time" gitdemo</text:span></text:p>
      <text:p text:style-name="P1"><text:span text:style-name="T1"><text:s/>1054 <text:s/>cd ../akash_clone/</text:span></text:p>
      <text:p text:style-name="P1"><text:span text:style-name="T1"><text:s/>1055 <text:s/>cat gitdemo</text:span></text:p>
      <text:p text:style-name="P1"><text:span text:style-name="T1"><text:s/>1056 <text:s/>git fetch</text:span></text:p>
      <text:p text:style-name="P1"><text:span text:style-name="T1"><text:s/>1057 <text:s/>cat gitdemo </text:span></text:p>
      <text:p text:style-name="P1"><text:span text:style-name="T1"><text:s/>1058 <text:s/>gitg</text:span></text:p>
      <text:p text:style-name="P1"><text:span text:style-name="T1"><text:s/>1059 <text:s/>cd ../akash</text:span></text:p>
      <text:p text:style-name="P1"><text:span text:style-name="T1"><text:s/>1060 <text:s/>gitg</text:span></text:p>
      <text:p text:style-name="P1"><text:span text:style-name="T1"><text:s/>1061 <text:s/>cd ../akash_clone/</text:span></text:p>
      <text:p text:style-name="P1"><text:span text:style-name="T1"><text:s/>1062 <text:s/>gitg</text:span></text:p>
      <text:p text:style-name="P1"><text:span text:style-name="T1"><text:s/>1063 <text:s/>git pull</text:span></text:p>
      <text:p text:style-name="P1"><text:span text:style-name="T1"><text:s/>1064 <text:s/>gitg</text:span></text:p>
      <text:p text:style-name="P1"><text:span text:style-name="T1"><text:s/>1065 <text:s/>cat gitdemo </text:span></text:p>
      <text:p text:style-name="P1"><text:span text:style-name="T1"><text:s/>1066 <text:s/>git config</text:span></text:p>
      <text:p text:style-name="P1"><text:span text:style-name="T1"><text:s/>1067 <text:s/>vim git config</text:span></text:p>
      <text:p text:style-name="P1"><text:span text:style-name="T1"><text:s/>1068 <text:s/>..</text:span></text:p>
      <text:p text:style-name="P1"><text:span text:style-name="T1"><text:s/>1069 <text:s/>ll</text:span></text:p>
      <text:p text:style-name="P1"><text:span text:style-name="T1"><text:s/>1070 <text:s/>ls -a</text:span></text:p>
      <text:p text:style-name="P1"><text:span text:style-name="T1"><text:s/>1071 <text:s/>ll</text:span></text:p>
      <text:p text:style-name="P1"><text:span text:style-name="T1"><text:s/>1072 <text:s/>his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1:42:27</meta:creation-date>
    <dc:date>2013-04-10T11:43:21</dc:date>
    <meta:editing-duration>P0D</meta:editing-duration>
    <meta:editing-cycles>1</meta:editing-cycles>
    <meta:document-statistic meta:table-count="0" meta:image-count="0" meta:object-count="0" meta:page-count="2" meta:paragraph-count="84" meta:word-count="271" meta:character-count="1638" meta:non-whitespace-character-count="1192"/>
    <meta:generator>LibreOffice/3.6$Linux_X86_64 LibreOffice_project/360m1$Build-2</meta:generator>
  </office:meta>
</office:document-meta>
</file>